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Liberation Serif" fo:font-size="12pt" officeooo:rsid="0013c64b" officeooo:paragraph-rsid="0013c64b"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0bac7a" officeooo:paragraph-rsid="000aaede"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0bac7a" officeooo:paragraph-rsid="000bac7a"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3c64b" officeooo:paragraph-rsid="0013c64b"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153980" officeooo:paragraph-rsid="00153980"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179eec" officeooo:paragraph-rsid="00179eec"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16ba1e" officeooo:paragraph-rsid="0016ba1e"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1ee04d" officeooo:paragraph-rsid="001ee04d" style:font-size-asian="12pt" style:font-size-complex="12pt"/>
    </style:style>
    <style:style style:name="P9" style:family="paragraph" style:parent-style-name="Standard">
      <style:paragraph-properties fo:text-align="justify" style:justify-single-word="false"/>
      <style:text-properties style:font-name="Liberation Serif" officeooo:rsid="000aec03" officeooo:paragraph-rsid="000aec03"/>
    </style:style>
    <style:style style:name="P10" style:family="paragraph" style:parent-style-name="Standard">
      <style:paragraph-properties fo:text-align="justify" style:justify-single-word="false"/>
      <style:text-properties style:font-name="Liberation Serif" officeooo:paragraph-rsid="000aaede"/>
    </style:style>
    <style:style style:name="P11" style:family="paragraph" style:parent-style-name="Standard">
      <style:paragraph-properties fo:text-align="justify" style:justify-single-word="false"/>
      <style:text-properties fo:color="#800000" style:font-name="Liberation Serif" fo:font-size="12pt" officeooo:rsid="001def00" officeooo:paragraph-rsid="001def00" style:font-size-asian="12pt" style:font-size-complex="12pt"/>
    </style:style>
    <style:style style:name="P12" style:family="paragraph" style:parent-style-name="Standard">
      <style:paragraph-properties fo:margin-top="0cm" fo:margin-bottom="0cm" style:contextual-spacing="false" fo:line-height="100%" fo:text-align="justify" style:justify-single-word="false"/>
      <style:text-properties style:font-name="Liberation Serif" officeooo:rsid="000aaede" officeooo:paragraph-rsid="000aaede"/>
    </style:style>
    <style:style style:name="P13" style:family="paragraph" style:parent-style-name="Subtitle">
      <style:paragraph-properties fo:text-align="center" style:justify-single-word="false"/>
      <style:text-properties fo:color="#669966" style:font-name="Liberation Serif" officeooo:rsid="000aaede" officeooo:paragraph-rsid="000aaede"/>
    </style:style>
    <style:style style:name="P14" style:family="paragraph" style:parent-style-name="Subtitle">
      <style:paragraph-properties fo:text-align="center" style:justify-single-word="false"/>
      <style:text-properties fo:color="#669966" style:font-name="Liberation Serif" officeooo:rsid="000aec03" officeooo:paragraph-rsid="000aec03"/>
    </style:style>
    <style:style style:name="P15" style:family="paragraph" style:parent-style-name="Title">
      <style:paragraph-properties fo:text-align="center" style:justify-single-word="false" fo:padding-left="0cm" fo:padding-right="0cm" fo:padding-top="0cm" fo:padding-bottom="0.141cm" fo:border-left="none" fo:border-right="none" fo:border-top="none" fo:border-bottom="0.99pt solid #006600" style:shadow="none"/>
      <style:text-properties fo:color="#006600" style:font-name="Liberation Serif" officeooo:rsid="000aaede" officeooo:paragraph-rsid="000aaede" fo:background-color="transparent"/>
    </style:style>
    <style:style style:name="P16" style:family="paragraph" style:parent-style-name="Heading_20_2">
      <style:paragraph-properties fo:text-align="justify" style:justify-single-word="false"/>
      <style:text-properties fo:color="#669966" style:font-name="Liberation Serif" officeooo:rsid="000aaede" officeooo:paragraph-rsid="000aaede"/>
    </style:style>
    <style:style style:name="P17" style:family="paragraph" style:parent-style-name="Heading_20_2">
      <style:paragraph-properties fo:text-align="justify" style:justify-single-word="false"/>
      <style:text-properties fo:color="#669966" style:font-name="Liberation Serif" officeooo:rsid="000abeea" officeooo:paragraph-rsid="000abeea"/>
    </style:style>
    <style:style style:name="P18" style:family="paragraph" style:parent-style-name="Heading_20_2">
      <style:paragraph-properties fo:text-align="justify" style:justify-single-word="false"/>
      <style:text-properties fo:color="#669966" style:font-name="Liberation Serif" officeooo:rsid="000e246b" officeooo:paragraph-rsid="000e246b"/>
    </style:style>
    <style:style style:name="P19" style:family="paragraph" style:parent-style-name="Heading_20_2">
      <style:paragraph-properties fo:text-align="justify" style:justify-single-word="false"/>
      <style:text-properties fo:color="#669966" style:font-name="Liberation Serif" officeooo:rsid="000cc1c8" officeooo:paragraph-rsid="000cc1c8"/>
    </style:style>
    <style:style style:name="P20" style:family="paragraph" style:parent-style-name="Heading_20_2">
      <style:paragraph-properties fo:text-align="justify" style:justify-single-word="false"/>
      <style:text-properties fo:color="#669966" style:font-name="Liberation Serif" officeooo:rsid="000bac7a" officeooo:paragraph-rsid="000bac7a"/>
    </style:style>
    <style:style style:name="P21" style:family="paragraph" style:parent-style-name="Heading_20_2">
      <style:paragraph-properties fo:text-align="justify" style:justify-single-word="false"/>
      <style:text-properties fo:color="#669966" style:font-name="Liberation Serif" officeooo:rsid="0013c64b" officeooo:paragraph-rsid="0013c64b"/>
    </style:style>
    <style:style style:name="P22" style:family="paragraph" style:parent-style-name="Heading_20_2">
      <style:paragraph-properties fo:text-align="justify" style:justify-single-word="false"/>
      <style:text-properties fo:color="#669966" style:font-name="Liberation Serif" officeooo:rsid="0016ba1e" officeooo:paragraph-rsid="0016ba1e"/>
    </style:style>
    <style:style style:name="P23" style:family="paragraph" style:parent-style-name="Heading_20_2">
      <style:paragraph-properties fo:text-align="justify" style:justify-single-word="false"/>
      <style:text-properties fo:color="#669966" style:font-name="Liberation Serif" fo:language="en" fo:country="GB" officeooo:rsid="001def00" officeooo:paragraph-rsid="001def00"/>
    </style:style>
    <style:style style:name="P24" style:family="paragraph" style:parent-style-name="Heading_20_2">
      <style:paragraph-properties fo:text-align="justify" style:justify-single-word="false"/>
      <style:text-properties fo:color="#669966" style:font-name="Liberation Serif" officeooo:paragraph-rsid="000aaede"/>
    </style:style>
    <style:style style:name="P25" style:family="paragraph" style:parent-style-name="Heading_20_2">
      <style:paragraph-properties fo:text-align="justify" style:justify-single-word="false"/>
      <style:text-properties style:font-name="Liberation Serif" fo:font-size="13pt" officeooo:rsid="000abeea" officeooo:paragraph-rsid="000abeea" style:font-size-asian="13pt" style:font-size-complex="13pt"/>
    </style:style>
    <style:style style:name="P26" style:family="paragraph" style:parent-style-name="Standard" style:list-style-name="L1">
      <style:paragraph-properties fo:text-align="justify" style:justify-single-word="false"/>
      <style:text-properties style:font-name="Liberation Serif" fo:font-size="12pt" officeooo:rsid="001ee04d" officeooo:paragraph-rsid="001ee04d" style:font-size-asian="12pt" style:font-size-complex="12pt"/>
    </style:style>
    <style:style style:name="P27" style:family="paragraph" style:parent-style-name="Text_20_body">
      <style:text-properties officeooo:paragraph-rsid="0027ed46"/>
    </style:style>
    <style:style style:name="P28" style:family="paragraph" style:parent-style-name="Title" style:master-page-name="Standard">
      <style:paragraph-properties fo:text-align="center" style:justify-single-word="false" style:page-number="auto" fo:padding="0cm" fo:border="none" style:shadow="none"/>
      <style:text-properties fo:color="#006600" style:font-name="Liberation Serif" officeooo:rsid="000aaede" officeooo:paragraph-rsid="000aaede" fo:background-color="transparent"/>
    </style:style>
    <style:style style:name="P29" style:family="paragraph" style:parent-style-name="Heading_20_1" style:list-style-name="WWNum1">
      <style:paragraph-properties fo:margin-left="0.501cm" fo:margin-right="0cm" fo:text-align="justify" style:justify-single-word="false" fo:text-indent="-0.635cm" style:auto-text-indent="false"/>
      <style:text-properties fo:color="#006600" style:font-name="Liberation Serif" officeooo:paragraph-rsid="000aaede"/>
    </style:style>
    <style:style style:name="T1" style:family="text">
      <style:text-properties officeooo:rsid="000aaede"/>
    </style:style>
    <style:style style:name="T2" style:family="text">
      <style:text-properties fo:color="#000000" fo:font-weight="normal" style:font-weight-asian="normal" style:font-weight-complex="normal"/>
    </style:style>
    <style:style style:name="T3" style:family="text">
      <style:text-properties fo:color="#000000" fo:font-weight="normal" officeooo:rsid="001ee04d" style:font-weight-asian="normal" style:font-weight-complex="normal"/>
    </style:style>
    <style:style style:name="T4" style:family="text">
      <style:text-properties fo:language="en" fo:country="GB"/>
    </style:style>
    <style:style style:name="T5" style:family="text">
      <style:text-properties fo:language="en" fo:country="GB" officeooo:rsid="000e3a02"/>
    </style:style>
    <style:style style:name="T6" style:family="text">
      <style:text-properties fo:color="#669966"/>
    </style:style>
    <style:style style:name="T7" style:family="text">
      <style:text-properties fo:color="#669966" officeooo:rsid="000aaede"/>
    </style:style>
    <style:style style:name="T8" style:family="text">
      <style:text-properties officeooo:rsid="0012236d"/>
    </style:style>
    <style:style style:name="T9" style:family="text">
      <style:text-properties fo:color="#007826"/>
    </style:style>
    <style:style style:name="T10" style:family="text">
      <style:text-properties fo:color="#007826" style:font-name="Liberation Serif" officeooo:rsid="000aaede"/>
    </style:style>
    <style:style style:name="T11" style:family="text">
      <style:text-properties fo:font-size="12pt" style:font-size-asian="12pt" style:font-size-complex="12pt"/>
    </style:style>
    <style:style style:name="T12" style:family="text">
      <style:text-properties fo:font-size="12pt" officeooo:rsid="000aaede" style:font-size-asian="12pt" style:font-size-complex="12pt"/>
    </style:style>
    <style:style style:name="T13" style:family="text">
      <style:text-properties fo:font-size="12pt" officeooo:rsid="000ba698" style:font-size-asian="12pt" style:font-size-complex="12pt"/>
    </style:style>
    <style:style style:name="T14" style:family="text">
      <style:text-properties officeooo:rsid="001def00"/>
    </style:style>
    <style:style style:name="T15" style:family="text">
      <style:text-properties officeooo:rsid="001f2124"/>
    </style:style>
    <style:style style:name="T16" style:family="text">
      <style:text-properties officeooo:rsid="0021a8b7"/>
    </style:style>
    <style:style style:name="T17" style:family="text">
      <style:text-properties style:font-name="Liberation Serif" fo:font-size="12pt" officeooo:rsid="002650b5" style:font-size-asian="12pt" style:font-size-complex="12pt"/>
    </style:style>
    <style:style style:name="T18" style:family="text">
      <style:text-properties style:font-name="Liberation Serif" fo:font-size="12pt" officeooo:rsid="0027ed46" style:font-size-asian="12pt" style:font-size-complex="12pt"/>
    </style:style>
    <style:style style:name="T19" style:family="text">
      <style:text-properties style:font-name="Liberation Serif" fo:font-size="12pt" officeooo:rsid="00282cd3" style:font-size-asian="12pt" style:font-size-complex="12pt"/>
    </style:style>
    <style:style style:name="T20" style:family="text">
      <style:text-properties style:font-name="Liberation Serif" fo:font-size="12pt" officeooo:rsid="0028edf6"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odstawy Sztucznej Inteligencji</text:p>
      <text:p text:style-name="P15">jMadNumbers</text:p>
      <text:p text:style-name="P13">Jakub Maleszewski, Łukasz Wacławski, Michał Żołyniak</text:p>
      <text:p text:style-name="P14">repozytorium: https://github.com/numerant/jMadNumbers</text:p>
      <text:list xml:id="list5094464490738807929" text:style-name="WWNum1">
        <text:list-item>
          <text:h text:style-name="P29" text:outline-level="1">Decyzje projektowe</text:h>
        </text:list-item>
      </text:list>
      <text:h text:style-name="P16" text:outline-level="2">Temat projektu</text:h>
      <text:p text:style-name="P12">Celem projektu jest stworzenie sztucznej inteligencji do gry „Szalone liczby”. Jako inspirację wykorzystana zostanie gra „Mad Numbers”, możliwa do znalezienia pod adresem <text:span text:style-name="T9">http://www.kibagames.com/Game/Mad_Numbers</text:span></text:p>
      <text:h text:style-name="P24" text:outline-level="2"><text:span text:style-name="T1">Ś</text:span>rodowisko programistyczne</text:h>
      <text:p text:style-name="P10"><text:span text:style-name="T11">Projekt został napisany w języku </text:span><text:span text:style-name="T12">Java. Wykorzystano bibliotekę graficzną Swing, stanowiącą nowszą, ulepszoną wersję biblioteki AWT. Wybrane zintegrowane środowisko programistyczne stanowi Eclipse Luna. W celu łatwego zarządzania projektem wykorzystano rozproszony system kontroli wersji Git.</text:span></text:p>
      <text:h text:style-name="P25" text:outline-level="2"><text:span text:style-name="T7">W</text:span><text:span text:style-name="T6">zorzec projektowy</text:span><text:line-break/><text:span text:style-name="T2">Istotny element projektu, oprócz wyboru i implementacji stosownych algorytmów <text:s/>odpowiedzialnych za realizację sztucznej inteligencji, stanowi stworzenie aplikacji posiadającej intuicyjny, przyjazny użytkownikowi interfejs graficzny. <text:s/>Zdecydowano się na zastosowanie wzorca MVC (Mo</text:span><text:span text:style-name="T3">d</text:span><text:span text:style-name="T2">el-View-Controller), aby poprawnie zorganizować strukturę programu.</text:span></text:h>
      <text:h text:style-name="P17" text:outline-level="2">Algorytmy</text:h>
      <text:p text:style-name="P8">Gracz może zmierzyć się z trzema rodzajami komputerowych przeciwników:</text:p>
      <text:list xml:id="list5305134285359998652" text:style-name="L1">
        <text:list-item>
          <text:p text:style-name="P26">stupid</text:p>
        </text:list-item>
        <text:list-item>
          <text:p text:style-name="P26">greedy</text:p>
        </text:list-item>
        <text:list-item>
          <text:p text:style-name="P26">minmax</text:p>
        </text:list-item>
      </text:list>
      <text:p text:style-name="P8">Algorytm stupid jest najłatwiejszy do pokonania. Jego działanie polega po prostu na wylosowaniu następnego ruchu spośród wszystkich możliwych. Algorytm greedy z kolei spośród wszystkich możliwych ruchów wybiera najbardziej punktowany. Nie analizuje on, czy lokalnie optymalny ruch może okazać się porażką w perspektywie globalnej. Dodatkowo jest on w zasadzie tak samo tani obliczeniowo jak algorytm stupid. Najbardziej skomplikowanym algorytmem jest algorytm minmax <text:s text:c="2"/><text:span text:style-name="T15">analizujący drzewo minimaksowe z przycinaniem alfa-beta. Maksymalna głebokość drzewa została eksperymentalnie ustawiona na 5. Wyższe wartości były zbyt kosztowne obliczeniowo i nie dawały jednocześnie znaczącej poprawy w osiąganych wynikach. Wynika to z faktu, że czas działania tego algorytmu zależy wykładniczo od ustawionej maksymalnej głębokości drzewa, a jednocześnie strategia zachłanna (greedy), którą można interpretować jako strategię minimaksową o głebokości 1, okazała się być zaskakująco dobrym rozwiązaniem.</text:span></text:p>
      <text:list xml:id="list214034375288841" text:continue-list="list5094464490738807929" text:style-name="WWNum1">
        <text:list-item>
          <text:h text:style-name="P29" text:outline-level="1">Instrukcja dla użytkownika</text:h>
        </text:list-item>
      </text:list>
      <text:h text:style-name="P18" text:outline-level="2">Pierwsze uruchomienie</text:h>
      <text:p text:style-name="P9"><text:span text:style-name="T11">W celu </text:span><text:span text:style-name="T13">rozpoczęcia korzystania z</text:span><text:span text:style-name="T11"> programu należy pobrać kod źródłowy dostępny w repozytorium. </text:span><text:span text:style-name="T13">Następnym krokiem jest import do środowiska programistycznego Eclipse (File/Import...). <text:line-break/></text:span><text:soft-page-break/><text:span text:style-name="T13">Na koniec wystarczy uruchomić aplikację (Run/Run)</text:span></text:p>
      <text:h text:style-name="P19" text:outline-level="2">Interfejs</text:h>
      <text:p text:style-name="P2">Program obsługiwany jest przy użyciu myszy komputerowej. <text:span text:style-name="T8">Okno aplikacji zawiera rozwijane menu z dwiema pozycjami: Game oraz Help. Pierwsza umożliwia rozpoczęcie gry w wybranym trybie (losowa plansza, predefiniowane wyzwania) lub wyjście z programu. Druga to infromacje na temat podstaw gry oraz programu. Centralną część zajmuje plansza gry, na której wyświetlane będą kafelki, każdy o określonej wartości punktowej. Ostatnimi elementami są liczniki punktów, odpowiednio tych zdobytycz przez sztuczną inteligencję, jak i użytkownika.</text:span></text:p>
      <text:h text:style-name="P20" text:outline-level="2">Zasady gry</text:h>
      <text:p text:style-name="P3">Celem gry jest zgromadzenie jak największej liczby punktów. <text:span text:style-name="T8">Na planszy wyświetlane są kafelki wraz z przypisaną liczbą punktów. Użytkownik wybiera w zakresie podświetlonego na zielono wiersza, a sztuczna inteligencja z aktywnej w danej chwili kolumny. Ruchy wykonywane są naprzemiennie. Po kliknięciu odpowiednia wartość zostaje dodana lub odjęta od stanu punktów użytkownika.</text:span></text:p>
      <text:list xml:id="list214034130872615" text:continue-numbering="true" text:style-name="WWNum1">
        <text:list-item>
          <text:h text:style-name="P29" text:outline-level="1">Opis struktury programu</text:h>
        </text:list-item>
      </text:list>
      <text:h text:style-name="P21" text:outline-level="2"><text:span text:style-name="T5">m</text:span><text:span text:style-name="T4">odel.Model</text:span></text:h>
      <text:p text:style-name="P1">Model jest klasą odpowiedzialną za reprezentację problemu oraz logiki aplikacji. Udostępnia on zestaw metod odpowiedzialnych za organizację takich działań, jak generowanie plansz oraz tworzenie makiet, z których korzystają inne klasy</text:p>
      <text:h text:style-name="P21" text:outline-level="2"><text:span text:style-name="T5">m</text:span><text:span text:style-name="T4">odel.Board</text:span></text:h>
      <text:p text:style-name="P4">Służy do reprezentacji planszy. Jest ona dwuwymiarową tablicą obiektów <text:span text:style-name="T14">klasy</text:span> BoardItem<text:line-break/>o zadanym rozmiarze, przechowuje również makiety punktów, aktywności oraz widoczności poszczególnych elementów. Udostępnia również szereg metod, pozwalających na zmianę stanu planszy w zależności od decyzji podejmowanych przez użytkownika lub sztuczną inteligencję.</text:p>
      <text:h text:style-name="P21" text:outline-level="2"><text:span text:style-name="T5">m</text:span><text:span text:style-name="T4">odel.BoardItem</text:span></text:h>
      <text:p text:style-name="P5">Podstawowy element, którego wartość generowana jest pseudolosowo. Przechowuje informacje na temat wartości punktowej, znaku, widoczności danego obiektu, a także pozwala uzyskać informację, czy w danej chwili jest on aktywny.</text:p>
      <text:h text:style-name="P21" text:outline-level="2"><text:span text:style-name="T5">m</text:span><text:span text:style-name="T4">odel.AIFactory</text:span></text:h>
      <text:p text:style-name="P6">Klasa odpowiadająca za realizację sztucznej inteligencji. Jej metody pozwalają na określenie,<text:line-break/>w oparciu o bieżący stan planszy, który element ma zostać wybrany w czasie ruchu AI. Zaimplementowano następujące algorytmy: min-max, zachłanny oraz naiwny.</text:p>
      <text:h text:style-name="P23" text:outline-level="2">view</text:h>
      <text:p text:style-name="P11">Pakiet view odpowiada za obsługę warstwy graficznej aplikacji – tworzenie okien, wyświetlanie planszy itp. Poprzez współdzieloną z kontrolerem kolejkę obiektów klasy BoardEvent przekazuje informacje o zdarzeniach zachodzących w programie – np. rozpoczęcie nowej gry, kliknięcie pola przez gracza czy wybór opcji zmiany trybu działania sztucznej inteligencji.</text:p>
      <text:h text:style-name="P23" text:outline-level="2">controller</text:h>
      <text:p text:style-name="P11">Pakiet controller pobiera kolejno obiekty BoardEvent z współdzielonej z widokiem kolejki i wykonuje przypisane danemu zdarzeniu polecenia. Ma dostęp zarówno do widoku, jak i modelu.</text:p>
      <text:h text:style-name="P22" text:outline-level="2"><text:span text:style-name="T5">p</text:span><text:span text:style-name="T4">ackage.class</text:span></text:h>
      <text:p text:style-name="P7">description</text:p>
      <text:list xml:id="list214035207597390" text:continue-numbering="true" text:style-name="WWNum1">
        <text:list-item>
          <text:h text:style-name="P29" text:outline-level="1"><text:soft-page-break/>Wnioski dotyczące rezultatów</text:h>
        </text:list-item>
      </text:list>
      <text:p text:style-name="P27"><text:tab/>Przeprowadziliśm<text:span text:style-name="T16">y wiele eksperymentów polegających na rozegraniu bardzo wielu gier pomiędzy różnymi typami algorytmów AI. Najbardziej zaskakującym rezultatem jest fakt, że algorytm greedy średnio radzi sobie dużo lepiej niż algorytm minmax, mimo że teoretycznie powinno być odwrotnie. Może to wynikać z tego, że mechanika gry sprawia, że strategia zachłanna szybko przechwytuje wszystkie najbardziej punktowane pola, a z kolei strategia minimaksowa odkłada ich konsumpcję na później.</text:span></text:p>
      <text:p text:style-name="P27"><text:span text:style-name="T16"><text:tab/>Po drugie, duże znaczenie ma który gracz rozpoczyna grę. Np. dla 1000 pojedynków greedy vs. greedy (te same algorytmy) stosunek zwycięstw gracza rozpoczynającego wynosi 620 do 351 (29 remisów). Można byłoby <text:s/>przypuszczać, że jest to spowodowane tym, że w przypadku pojedynku dwóch identycznych algorytmów rozpoczynanie gry jest jedyną rzeczą, która łamie „symetrię” i wprowadza drobną przewagę, która przeradza się w zwycięstwo, ale ten trend większej ilości zwycięstw gracza rozpoczynającego zaobserwowaliśmy również w przypadku pojedynku dwóch różnych algorytmów.</text:span></text:p>
      <text:p text:style-name="P27"><text:span text:style-name="T16"><text:tab/>Po trzecie, algorytm minimax o wiele lepiej radził sobie na planszach skopiowanych z gry dostępnej na </text:span><text:a xlink:type="simple" xlink:href="http://www.kibagames.com/Game/Mad_Numbers"><text:span text:style-name="T10">http://www.kibagames.com/Game/Mad_Numbers</text:span></text:a><text:span text:style-name="T17"> niż na planszach wygenerowanych przez nas losowo. Dlatego można stwierdzić, że generowanie planszy ma duże znaczenie dla przebiegu gry, w szczególności plansze mogą być generowane w taki sposób, aby były korzystne dla algorytmu działającego w tej grze. Przy planszy generowanej w sposób całkowicie losowy, nawet bardzo wyrafinowany algorytm </text:span><text:span text:style-name="T18">może nie znaleźć sposobu na wypracowanie przewagi nad przeciwnikiem. </text:span><text:span text:style-name="T19">Innym zjawiskiem, które wskazuje na specjalny sposób generowania planszy, to różnica w sposobach zakończenia gry. Oryginalna gra trwała długo i prawie zawsze kończyła się brakiem klocków na planszy lub tych klocków zostawało co najwyżej kilka. Gra napisana przez nas <text:s/>mogła zakończyć się szybciej z nawet ponad połową klocków pozostawionych na planszy, tzn. o wiele szybciej zdarza się sytuacja, że któryś z graczy nie może wykonać ruchu, bo jego kolumna/ wiersz jest pusty. </text:span><text:span text:style-name="T20">Można z tego wywnioskować, że plansze w oryginalnej grze są z bardzo dużym prawdopodobieństwem generowane w „specjalny” sposó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Mangal" style:font-family-complex="Mangal" style:font-family-generic-complex="system" style:font-pitch-complex="variable" style:font-size-complex="26pt"/>
    </style:style>
    <style:style style:name="Subtitle" style:family="paragraph" style:parent-style-name="Standard" style:default-outline-level="" style:class="chapter">
      <style:paragraph-properties fo:text-align="start" style:justify-single-word="false"/>
      <style:text-properties fo:color="#4f81bd" style:font-name="Cambria" fo:font-family="Cambria" style:font-family-generic="roman" style:font-pitch="variable" fo:font-size="12pt" fo:letter-spacing="0.026cm" fo:font-style="italic" style:font-size-asian="12pt" style:font-style-asian="italic" style:font-name-complex="Mangal" style:font-family-complex="Mangal" style:font-family-generic-complex="system" style:font-pitch-complex="variable" style:font-size-complex="12pt" style:font-style-complex="italic"/>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Mangal" style:font-family-complex="Mangal" style:font-family-generic-complex="system" style:font-pitch-complex="variable" style:font-size-complex="13pt" style:font-weight-complex="bold"/>
    </style:style>
    <style:style style:name="Quotations" style:family="paragraph" style:parent-style-name="Standard" style:class="html"/>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8.88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19:20:58.649000000</meta:creation-date>
    <dc:date>2014-12-16T21:40:33.319013994</dc:date>
    <meta:editing-duration>PT46M45S</meta:editing-duration>
    <meta:editing-cycles>26</meta:editing-cycles>
    <meta:generator>LibreOffice/4.2.7.2$Linux_X86_64 LibreOffice_project/420m0$Build-2</meta:generator>
    <meta:document-statistic meta:table-count="0" meta:image-count="0" meta:object-count="0" meta:page-count="3" meta:paragraph-count="42" meta:word-count="938" meta:character-count="7326" meta:non-whitespace-character-count="6425"/>
  </office:meta>
</office:document-meta>
</file>